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3cm" svg:x="2.5cm" svg:y="6.5cm">
          <text:p text:style-name="P1">Convert <text:s/>from BGR</text:p>
          <text:p text:style-name="P1">to HSV colour spa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2.5cm" svg:y="11cm">
          <text:p text:style-name="P1">Subtract from</text:p>
          <text:p text:style-name="P1">Background imag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2.5cm" svg:y="15.5cm">
          <text:p text:style-name="P1">Apply thresholding</text:p>
          <text:p text:style-name="P1">technique to isolate</text:p>
          <text:p text:style-name="P1">objects of intere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11.5cm" svg:y="10cm">
          <text:p text:style-name="P1">Apply Canny edge </text:p>
          <text:p text:style-name="P1">detection algorith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11.5cm" svg:y="2cm">
          <text:p text:style-name="P1">Calculate first order</text:p>
          <text:p text:style-name="P1">of moments on object</text:p>
          <text:p text:style-name="P1">to determine pos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20.5cm" svg:y="2cm">
          <text:p text:style-name="P1">Calculate second order</text:p>
          <text:p text:style-name="P1">of moments on object</text:p>
          <text:p text:style-name="P1">to determine orienta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20.5cm" svg:y="7.5cm">
          <text:p text:style-name="P1">Display frame with</text:p>
          <text:p text:style-name="P1">features draw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5cm" svg:height="3cm" svg:x="2.5cm" svg:y="2cm">
          <text:p text:style-name="P1">Capture fram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155cm" svg:y1="5cm" svg:x2="6.155cm" svg:y2="6.5cm">
          <text:p/>
        </draw:line>
        <draw:line draw:style-name="gr2" draw:text-style-name="P1" draw:layer="layout" svg:x1="6.155cm" svg:y1="9.5cm" svg:x2="6.155cm" svg:y2="11cm">
          <text:p/>
        </draw:line>
        <draw:line draw:style-name="gr2" draw:text-style-name="P1" draw:layer="layout" svg:x1="6.155cm" svg:y1="14cm" svg:x2="6.155cm" svg:y2="15.5cm">
          <text:p/>
        </draw:line>
        <draw:custom-shape draw:style-name="gr1" draw:text-style-name="P1" draw:layer="layout" svg:width="7.5cm" svg:height="3cm" svg:x="20.5cm" svg:y="13cm">
          <text:p text:style-name="P1">Pass information to</text:p>
          <text:p text:style-name="P1">Strategy lay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2" draw:text-style-name="P1" draw:layer="layout" svg:x1="10cm" svg:y1="16.77cm" svg:x2="12.5cm" svg:y2="16.77cm">
          <text:p/>
        </draw:line>
        <draw:line draw:style-name="gr2" draw:text-style-name="P1" draw:layer="layout" svg:x1="15cm" svg:y1="14.5cm" svg:x2="15cm" svg:y2="13cm">
          <text:p/>
        </draw:line>
        <draw:frame draw:style-name="gr3" draw:layer="layout" svg:width="1.535cm" svg:height="0.962cm" svg:x="15.235cm" svg:y="13.538cm">
          <draw:text-box>
            <text:p>Yes</text:p>
          </draw:text-box>
        </draw:frame>
        <draw:line draw:style-name="gr4" draw:text-style-name="P1" draw:layer="layout" svg:x1="17.5cm" svg:y1="16.7cm" svg:x2="19.5cm" svg:y2="16.7cm">
          <text:p/>
        </draw:line>
        <draw:line draw:style-name="gr4" draw:text-style-name="P1" draw:layer="layout" svg:x1="19.5cm" svg:y1="7.54cm" svg:x2="19.5cm" svg:y2="16.7cm">
          <text:p/>
        </draw:line>
        <draw:line draw:style-name="gr2" draw:text-style-name="P1" draw:layer="layout" svg:x1="19.5cm" svg:y1="7.54cm" svg:x2="15.5cm" svg:y2="7.54cm">
          <text:p/>
        </draw:line>
        <draw:line draw:style-name="gr2" draw:text-style-name="P1" draw:layer="layout" svg:x1="15cm" svg:y1="10cm" svg:x2="15cm" svg:y2="8cm">
          <text:p/>
        </draw:line>
        <draw:custom-shape draw:style-name="gr5" draw:text-style-name="P1" draw:layer="layout" svg:width="1cm" svg:height="1cm" svg:x="14.5cm" svg:y="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layer="layout" svg:width="1.5cm" svg:height="1.5cm" svg:x="17.73cm" svg:y="15.6cm">
          <draw:text-box>
            <text:p>No</text:p>
          </draw:text-box>
        </draw:frame>
        <draw:line draw:style-name="gr2" draw:text-style-name="P1" draw:layer="layout" svg:x1="15cm" svg:y1="7cm" svg:x2="15cm" svg:y2="5cm">
          <text:p/>
        </draw:line>
        <draw:line draw:style-name="gr2" draw:text-style-name="P1" draw:layer="layout" svg:x1="19cm" svg:y1="3.5cm" svg:x2="20.5cm" svg:y2="3.5cm">
          <text:p/>
        </draw:line>
        <draw:line draw:style-name="gr2" draw:text-style-name="P1" draw:layer="layout" svg:x1="24cm" svg:y1="5cm" svg:x2="24cm" svg:y2="7.5cm">
          <text:p/>
        </draw:line>
        <draw:line draw:style-name="gr2" draw:text-style-name="P1" draw:layer="layout" svg:x1="24cm" svg:y1="10.5cm" svg:x2="24cm" svg:y2="13cm">
          <text:p/>
        </draw:line>
        <draw:custom-shape draw:style-name="gr1" draw:text-style-name="P1" draw:layer="layout" svg:width="5cm" svg:height="4.5cm" svg:x="12.5cm" svg:y="14.5cm">
          <text:p text:style-name="P1">Is Ba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ksandar Krastev</meta:initial-creator>
    <meta:creation-date>2011-04-18T19:36:43</meta:creation-date>
    <dc:date>2011-04-18T20:39:50</dc:date>
    <dc:creator>Aleksandar Krastev</dc:creator>
    <meta:editing-duration>PT00H23M20S</meta:editing-duration>
    <meta:editing-cycles>6</meta:editing-cycles>
    <meta:generator>OpenOffice.org/3.2$Linux OpenOffice.org_project/320m12$Build-9483</meta:generator>
    <meta:document-statistic meta:object-count="26"/>
  </office:meta>
</office:document-meta>
</file>